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16cm"/>
    </style:style>
    <style:style style:family="table-row" style:name="ro8">
      <style:table-row-properties fo:break-before="auto" style:use-optimal-row-height="false" style:row-height="0.635cm"/>
    </style:style>
    <style:style style:family="table-row" style:name="ro9">
      <style:table-row-properties fo:break-before="auto" style:use-optimal-row-height="false" style:row-height="0.847cm"/>
    </style:style>
    <style:style style:family="table-row" style:name="ro10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Arial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18" table:number-columns-repeated="5"/>
          <table:table-cell table:style-name="ce36"/>
          <table:table-cell table:style-name="ce18" table:number-columns-repeated="3"/>
          <table:table-cell table:style-name="ce36"/>
          <table:table-cell table:style-name="ce6"/>
          <table:table-cell table:style-name="ce1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Utrecht *</text:p>
          </table:table-cell>
          <table:table-cell/>
          <table:table-cell ns41:value-type="float" table:style-name="TL Data" office:value="8019" office:value-type="float">
            <text:p>8019</text:p>
          </table:table-cell>
          <table:table-cell ns41:value-type="float" table:style-name="TL Data" office:value="9974" office:value-type="float">
            <text:p>9974</text:p>
          </table:table-cell>
          <table:table-cell ns41:value-type="float" table:style-name="TL Data" office:value="14760" office:value-type="float">
            <text:p>14760</text:p>
          </table:table-cell>
          <table:table-cell ns41:value-type="float" table:style-name="TL Data" office:value="7341" office:value-type="float">
            <text:p>7341</text:p>
          </table:table-cell>
          <table:table-cell ns41:value-type="float" table:style-name="TL Data" office:value="739" office:value-type="float">
            <text:p>739</text:p>
          </table:table-cell>
          <table:table-cell table:formula="of:=SUM([.E8:.G8])" ns41:value-type="float" table:style-name="TL Data" office:value-type="float" office:value="22840">
            <text:p>22840</text:p>
          </table:table-cell>
          <table:table-cell ns41:value-type="float" table:style-name="TL Data" office:value="15928" office:value-type="float">
            <text:p>15928</text:p>
          </table:table-cell>
          <table:table-cell ns41:value-type="float" table:style-name="TL Data" office:value="7374" office:value-type="float">
            <text:p>7374</text:p>
          </table:table-cell>
          <table:table-cell ns41:value-type="float" table:style-name="TL Data" office:value="2349" office:value-type="float">
            <text:p>2349</text:p>
          </table:table-cell>
          <table:table-cell table:formula="of:=SUM([.I8:.K8])" ns41:value-type="float" table:style-name="TL Data" office:value-type="float" office:value="25651">
            <text:p>25651</text:p>
          </table:table-cell>
          <table:table-cell table:formula="of:=SUM([.L8];[.H8])" ns41:value-type="float" table:style-name="TL Data" office:value-type="float" office:value="48491">
            <text:p>48491</text:p>
          </table:table-cell>
          <table:table-cell ns41:value-type="float" table:style-name="TL Data" office:value="29263" office:value-type="float">
            <text:p>29263</text:p>
          </table:table-cell>
          <table:table-cell ns41:value-type="float" table:style-name="TL Data" office:value="18514" office:value-type="float">
            <text:p>1851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48" office:value-type="float">
            <text:p>48</text:p>
          </table:table-cell>
          <table:table-cell ns41:value-type="float" table:style-name="ce56" office:value="49" office:value-type="float">
            <text:p>49</text:p>
          </table:table-cell>
          <table:table-cell ns41:value-type="string" table:style-name="ce56" office:value-type="string">
            <text:p>UT</text:p>
          </table:table-cell>
          <table:table-cell ns41:value-type="string" table:style-name="ce66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mersfoort *</text:p>
          </table:table-cell>
          <table:table-cell/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4067" office:value-type="float">
            <text:p>4067</text:p>
          </table:table-cell>
          <table:table-cell ns41:value-type="float" table:style-name="TL Data" office:value="2022" office:value-type="float">
            <text:p>2022</text:p>
          </table:table-cell>
          <table:table-cell ns41:value-type="float" table:style-name="TL Data" office:value="188" office:value-type="float">
            <text:p>188</text:p>
          </table:table-cell>
          <table:table-cell table:formula="of:=SUM([.E9:.G9])" ns41:value-type="float" table:style-name="TL Data" office:value-type="float" office:value="6277">
            <text:p>6277</text:p>
          </table:table-cell>
          <table:table-cell ns41:value-type="float" table:style-name="TL Data" office:value="3993" office:value-type="float">
            <text:p>3993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590" office:value-type="float">
            <text:p>590</text:p>
          </table:table-cell>
          <table:table-cell table:formula="of:=SUM([.I9:.K9])" ns41:value-type="float" table:style-name="TL Data" office:value-type="float" office:value="6612">
            <text:p>6612</text:p>
          </table:table-cell>
          <table:table-cell table:formula="of:=SUM([.L9];[.H9])" ns41:value-type="float" table:style-name="TL Data" office:value-type="float" office:value="12889">
            <text:p>12889</text:p>
          </table:table-cell>
          <table:table-cell ns41:value-type="float" table:style-name="TL Data" office:value="6690" office:value-type="float">
            <text:p>6690</text:p>
          </table:table-cell>
          <table:table-cell ns41:value-type="float" table:style-name="TL Data" office:value="5761" office:value-type="float">
            <text:p>5761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6" office:value-type="float">
            <text:p>56</text:p>
          </table:table-cell>
          <table:table-cell table:formula="of:=SUM([.E10:.G10])" ns41:value-type="float" table:style-name="TL Data" office:value-type="float" office:value="1502">
            <text:p>150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I10:.K10])" ns41:value-type="float" table:style-name="TL Data" office:value-type="float" office:value="1542">
            <text:p>1542</text:p>
          </table:table-cell>
          <table:table-cell table:formula="of:=SUM([.L10];[.H10])" ns41:value-type="float" table:style-name="TL Data" office:value-type="float" office:value="3044">
            <text:p>3044</text:p>
          </table:table-cell>
          <table:table-cell ns41:value-type="float" table:style-name="TL Data" office:value="2964" office:value-type="float">
            <text:p>296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jk bij Duurstede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1:.G11])" ns41:value-type="float" table:style-name="TL Data" office:value-type="float" office:value="1212">
            <text:p>1212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5" office:value-type="float">
            <text:p>85</text:p>
          </table:table-cell>
          <table:table-cell table:formula="of:=SUM([.I11:.K11])" ns41:value-type="float" table:style-name="TL Data" office:value-type="float" office:value="1201">
            <text:p>1201</text:p>
          </table:table-cell>
          <table:table-cell table:formula="of:=SUM([.L11];[.H11])" ns41:value-type="float" table:style-name="TL Data" office:value-type="float" office:value="2413">
            <text:p>2413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12:.G12])" ns41:value-type="float" table:style-name="TL Data" office:value-type="float" office:value="842">
            <text:p>84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12:.K12])" ns41:value-type="float" table:style-name="TL Data" office:value-type="float" office:value="910">
            <text:p>910</text:p>
          </table:table-cell>
          <table:table-cell table:formula="of:=SUM([.L12];[.H12])" ns41:value-type="float" table:style-name="TL Data" office:value-type="float" office:value="1752">
            <text:p>175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6" office:value-type="float">
            <text:p>56</text:p>
          </table:table-cell>
          <table:table-cell table:formula="of:=SUM([.E13:.G13])" ns41:value-type="float" table:style-name="TL Data" office:value-type="float" office:value="1579">
            <text:p>1579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51" office:value-type="float">
            <text:p>151</text:p>
          </table:table-cell>
          <table:table-cell table:formula="of:=SUM([.I13:.K13])" ns41:value-type="float" table:style-name="TL Data" office:value-type="float" office:value="1692">
            <text:p>1692</text:p>
          </table:table-cell>
          <table:table-cell table:formula="of:=SUM([.L13];[.H13])" ns41:value-type="float" table:style-name="TL Data" office:value-type="float" office:value="3271">
            <text:p>3271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der steden</text:p>
          </table:table-cell>
          <table:table-cell table:style-name="ce15"/>
          <table:table-cell table:formula="of:=SUM([.C8:.C13])" ns41:value-type="float" table:style-name="TL Data" office:value-type="float" office:value="12045">
            <text:p>12045</text:p>
          </table:table-cell>
          <table:table-cell table:formula="of:=SUM([.D8:.D13])" ns41:value-type="float" table:style-name="TL Data" office:value-type="float" office:value="14718">
            <text:p>14718</text:p>
          </table:table-cell>
          <table:table-cell table:formula="of:=SUM([.E8:.E13])" ns41:value-type="float" table:style-name="TL Data" office:value-type="float" office:value="22120">
            <text:p>22120</text:p>
          </table:table-cell>
          <table:table-cell table:formula="of:=SUM([.F8:.F13])" ns41:value-type="float" table:style-name="TL Data" office:value-type="float" office:value="11003">
            <text:p>11003</text:p>
          </table:table-cell>
          <table:table-cell table:formula="of:=SUM([.G8:.G13])" ns41:value-type="float" table:style-name="TL Data" office:value-type="float" office:value="1129">
            <text:p>1129</text:p>
          </table:table-cell>
          <table:table-cell table:formula="of:=SUM([.H8:.H13])" ns41:value-type="float" table:style-name="TL Data" office:value-type="float" office:value="34252">
            <text:p>34252</text:p>
          </table:table-cell>
          <table:table-cell table:formula="of:=SUM([.I8:.I13])" ns41:value-type="float" table:style-name="TL Data" office:value-type="float" office:value="23178">
            <text:p>23178</text:p>
          </table:table-cell>
          <table:table-cell table:formula="of:=SUM([.J8:.J13])" ns41:value-type="float" table:style-name="TL Data" office:value-type="float" office:value="11056">
            <text:p>11056</text:p>
          </table:table-cell>
          <table:table-cell table:formula="of:=SUM([.K8:.K13])" ns41:value-type="float" table:style-name="TL Data" office:value-type="float" office:value="3374">
            <text:p>3374</text:p>
          </table:table-cell>
          <table:table-cell table:formula="of:=SUM([.L8:.L13])" ns41:value-type="float" table:style-name="TL Data" office:value-type="float" office:value="37608">
            <text:p>37608</text:p>
          </table:table-cell>
          <table:table-cell table:formula="of:=SUM([.M8:.M13])" ns41:value-type="float" table:style-name="TL Data" office:value-type="float" office:value="71860">
            <text:p>71860</text:p>
          </table:table-cell>
          <table:table-cell table:formula="of:=SUM([.N8:.N13])" ns41:value-type="float" table:style-name="TL Data" office:value-type="float" office:value="41653">
            <text:p>41653</text:p>
          </table:table-cell>
          <table:table-cell table:formula="of:=SUM([.O8:.O13])" ns41:value-type="float" table:style-name="TL Data" office:value-type="float" office:value="28920">
            <text:p>28920</text:p>
          </table:table-cell>
          <table:table-cell table:formula="of:=SUM([.P8:.P13])" ns41:value-type="float" table:style-name="TL Data" office:value-type="float" office:value="1219">
            <text:p>1219</text:p>
          </table:table-cell>
          <table:table-cell table:formula="of:=SUM([.Q8:.Q13])" ns41:value-type="float" table:style-name="TL Data" office:value-type="float" office:value="68">
            <text:p>6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Hieronder begrepen het garnizoen ten bedrage van 1783 manschappe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69"/>
          <table:table-cell table:number-columns-repeated="1001"/>
        </table:table-row>
        <table:table-row table:style-name="ro6">
          <table:table-cell ns41:value-type="string" table:style-name="TL Metadata" office:value-type="string">
            <text:p>2.Hieronder begrepen het garnizoen ten bedrage van 589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1"/>
          <table:table-cell table:number-columns-repeated="1001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Utrecht gemeenten">
        <table:table-column table:style-name="co9" table:default-cell-style-name="ce6"/>
        <table:table-column table:style-name="co2" table:default-cell-style-name="ce6"/>
        <table:table-column table:style-name="co10" table:default-cell-style-name="ce25" table:number-columns-repeated="10"/>
        <table:table-column table:style-name="co11" table:default-cell-style-name="ce74"/>
        <table:table-column table:style-name="co3" table:default-cell-style-name="ce25" table:number-columns-repeated="4"/>
        <table:table-column table:style-name="co12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18" table:number-columns-repeated="5"/>
          <table:table-cell table:style-name="ce6"/>
          <table:table-cell table:style-name="ce18" table:number-columns-repeated="3"/>
          <table:table-cell table:style-name="ce6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bcoude Baambrugge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8:.G8])" ns41:value-type="float" table:style-name="TL Data" office:value-type="float" office:value="592">
            <text:p>59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8:.K8])" ns41:value-type="float" table:style-name="TL Data" office:value-type="float" office:value="602">
            <text:p>602</text:p>
          </table:table-cell>
          <table:table-cell table:formula="of:=SUM([.L8];[.H8])" ns41:value-type="float" table:style-name="TL Data" office:value-type="float" office:value="1194">
            <text:p>119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48" office:value-type="float">
            <text:p>48</text:p>
          </table:table-cell>
          <table:table-cell ns41:value-type="float" table:style-name="ce56" office:value="49" office:value-type="float">
            <text:p>49</text:p>
          </table:table-cell>
          <table:table-cell ns41:value-type="string" table:style-name="ce56" office:value-type="string">
            <text:p>UT</text:p>
          </table:table-cell>
          <table:table-cell ns41:value-type="string" table:style-name="ce66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bcoude Proosdije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9:.G9])" ns41:value-type="float" table:style-name="TL Data" office:value-type="float" office:value="521">
            <text:p>52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9:.K9])" ns41:value-type="float" table:style-name="TL Data" office:value-type="float" office:value="555">
            <text:p>555</text:p>
          </table:table-cell>
          <table:table-cell table:formula="of:=SUM([.L9];[.H9])" ns41:value-type="float" table:style-name="TL Data" office:value-type="float" office:value="1076">
            <text:p>107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chthov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formula="of:=SUM([.E10:.G10])" ns41:value-type="float" table:style-name="TL Data" office:value-type="float" office:value="56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formula="of:=SUM([.I10:.K10])" ns41:value-type="float" table:style-name="TL Data" office:value-type="float" office:value="58">
            <text:p>58</text:p>
          </table:table-cell>
          <table:table-cell table:formula="of:=SUM([.L10];[.H10])" ns41:value-type="float" table:style-name="TL Data" office:value-type="float" office:value="114">
            <text:p>1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chttienhov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:.G11])" ns41:value-type="float" table:style-name="TL Data" office:value-type="float" office:value="186">
            <text:p>18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1:.K11])" ns41:value-type="float" table:style-name="TL Data" office:value-type="float" office:value="193">
            <text:p>193</text:p>
          </table:table-cell>
          <table:table-cell table:formula="of:=SUM([.L11];[.H11])" ns41:value-type="float" table:style-name="TL Data" office:value-type="float" office:value="379">
            <text:p>37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12:.G12])" ns41:value-type="float" table:style-name="TL Data" office:value-type="float" office:value="865">
            <text:p>865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12:.K12])" ns41:value-type="float" table:style-name="TL Data" office:value-type="float" office:value="863">
            <text:p>863</text:p>
          </table:table-cell>
          <table:table-cell table:formula="of:=SUM([.L12];[.H12])" ns41:value-type="float" table:style-name="TL Data" office:value-type="float" office:value="1728">
            <text:p>1728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aarn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3:.G13])" ns41:value-type="float" table:style-name="TL Data" office:value-type="float" office:value="910">
            <text:p>91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13:.K13])" ns41:value-type="float" table:style-name="TL Data" office:value-type="float" office:value="933">
            <text:p>933</text:p>
          </table:table-cell>
          <table:table-cell table:formula="of:=SUM([.L13];[.H13])" ns41:value-type="float" table:style-name="TL Data" office:value-type="float" office:value="1843">
            <text:p>1843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4:.G14])" ns41:value-type="float" table:style-name="TL Data" office:value-type="float" office:value="681">
            <text:p>68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14:.K14])" ns41:value-type="float" table:style-name="TL Data" office:value-type="float" office:value="677">
            <text:p>677</text:p>
          </table:table-cell>
          <table:table-cell table:formula="of:=SUM([.L14];[.H14])" ns41:value-type="float" table:style-name="TL Data" office:value-type="float" office:value="1358">
            <text:p>1358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ildt (de)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5:.G15])" ns41:value-type="float" table:style-name="TL Data" office:value-type="float" office:value="766">
            <text:p>76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15:.K15])" ns41:value-type="float" table:style-name="TL Data" office:value-type="float" office:value="706">
            <text:p>706</text:p>
          </table:table-cell>
          <table:table-cell table:formula="of:=SUM([.L15];[.H15])" ns41:value-type="float" table:style-name="TL Data" office:value-type="float" office:value="1472">
            <text:p>1472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eukelen Nijenrodes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6:.G16])" ns41:value-type="float" table:style-name="TL Data" office:value-type="float" office:value="789">
            <text:p>78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16:.K16])" ns41:value-type="float" table:style-name="TL Data" office:value-type="float" office:value="810">
            <text:p>810</text:p>
          </table:table-cell>
          <table:table-cell table:formula="of:=SUM([.L16];[.H16])" ns41:value-type="float" table:style-name="TL Data" office:value-type="float" office:value="1599">
            <text:p>1599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615" office:value-type="float">
            <text:p>6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eukelen Sint Pieters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" office:value-type="float">
            <text:p>9</text:p>
          </table:table-cell>
          <table:table-cell table:formula="of:=SUM([.E17:.G17])" ns41:value-type="float" table:style-name="TL Data" office:value-type="float" office:value="370">
            <text:p>37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7:.K17])" ns41:value-type="float" table:style-name="TL Data" office:value-type="float" office:value="351">
            <text:p>351</text:p>
          </table:table-cell>
          <table:table-cell table:formula="of:=SUM([.L17];[.H17])" ns41:value-type="float" table:style-name="TL Data" office:value-type="float" office:value="721">
            <text:p>72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nnik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18:.G18])" ns41:value-type="float" table:style-name="TL Data" office:value-type="float" office:value="439">
            <text:p>43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8:.K18])" ns41:value-type="float" table:style-name="TL Data" office:value-type="float" office:value="351">
            <text:p>351</text:p>
          </table:table-cell>
          <table:table-cell table:formula="of:=SUM([.L18];[.H18])" ns41:value-type="float" table:style-name="TL Data" office:value-type="float" office:value="790">
            <text:p>79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nschoten *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19:.G19])" ns41:value-type="float" table:style-name="TL Data" office:value-type="float" office:value="555">
            <text:p>55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19:.K19])" ns41:value-type="float" table:style-name="TL Data" office:value-type="float" office:value="494">
            <text:p>494</text:p>
          </table:table-cell>
          <table:table-cell table:formula="of:=SUM([.L19];[.H19])" ns41:value-type="float" table:style-name="TL Data" office:value-type="float" office:value="1049">
            <text:p>1049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abouw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SUM([.E20:.G20])" ns41:value-type="float" table:style-name="TL Data" office:value-type="float" office:value="65">
            <text:p>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I20:.K20])" ns41:value-type="float" table:style-name="TL Data" office:value-type="float" office:value="62">
            <text:p>62</text:p>
          </table:table-cell>
          <table:table-cell table:formula="of:=SUM([.L20];[.H20])" ns41:value-type="float" table:style-name="TL Data" office:value-type="float" office:value="127">
            <text:p>1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othen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table:formula="of:=SUM([.E21:.G21])" ns41:value-type="float" table:style-name="TL Data" office:value-type="float" office:value="340">
            <text:p>34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21:.K21])" ns41:value-type="float" table:style-name="TL Data" office:value-type="float" office:value="312">
            <text:p>312</text:p>
          </table:table-cell>
          <table:table-cell table:formula="of:=SUM([.L21];[.H21])" ns41:value-type="float" table:style-name="TL Data" office:value-type="float" office:value="652">
            <text:p>65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arthuiz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formula="of:=SUM([.E22:.G22])" ns41:value-type="float" table:style-name="TL Data" office:value-type="float" office:value="117">
            <text:p>1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formula="of:=SUM([.I22:.K22])" ns41:value-type="float" table:style-name="TL Data" office:value-type="float" office:value="102">
            <text:p>102</text:p>
          </table:table-cell>
          <table:table-cell table:formula="of:=SUM([.L22];[.H22])" ns41:value-type="float" table:style-name="TL Data" office:value-type="float" office:value="219">
            <text:p>219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" office:value-type="float">
            <text:p>8</text:p>
          </table:table-cell>
          <table:table-cell table:formula="of:=SUM([.E23:.G23])" ns41:value-type="float" table:style-name="TL Data" office:value-type="float" office:value="498">
            <text:p>49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23:.K23])" ns41:value-type="float" table:style-name="TL Data" office:value-type="float" office:value="522">
            <text:p>522</text:p>
          </table:table-cell>
          <table:table-cell table:formula="of:=SUM([.L23];[.H23])" ns41:value-type="float" table:style-name="TL Data" office:value-type="float" office:value="1020">
            <text:p>1020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" office:value-type="float">
            <text:p>7</text:p>
          </table:table-cell>
          <table:table-cell table:formula="of:=SUM([.E24:.G24])" ns41:value-type="float" table:style-name="TL Data" office:value-type="float" office:value="411">
            <text:p>41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4:.K24])" ns41:value-type="float" table:style-name="TL Data" office:value-type="float" office:value="390">
            <text:p>390</text:p>
          </table:table-cell>
          <table:table-cell table:formula="of:=SUM([.L24];[.H24])" ns41:value-type="float" table:style-name="TL Data" office:value-type="float" office:value="801">
            <text:p>80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uijst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formula="of:=SUM([.E25:.G25])" ns41:value-type="float" table:style-name="TL Data" office:value-type="float" office:value="84">
            <text:p>8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table:formula="of:=SUM([.I25:.K25])" ns41:value-type="float" table:style-name="TL Data" office:value-type="float" office:value="91">
            <text:p>91</text:p>
          </table:table-cell>
          <table:table-cell table:formula="of:=SUM([.L25];[.H25])" ns41:value-type="float" table:style-name="TL Data" office:value-type="float" office:value="175">
            <text:p>1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emnes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26:.G26])" ns41:value-type="float" table:style-name="TL Data" office:value-type="float" office:value="700">
            <text:p>70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26:.K26])" ns41:value-type="float" table:style-name="TL Data" office:value-type="float" office:value="696">
            <text:p>696</text:p>
          </table:table-cell>
          <table:table-cell table:formula="of:=SUM([.L26];[.H26])" ns41:value-type="float" table:style-name="TL Data" office:value-type="float" office:value="1396">
            <text:p>139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860" office:value-type="float">
            <text:p>86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rverskop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formula="of:=SUM([.E27:.G27])" ns41:value-type="float" table:style-name="TL Data" office:value-type="float" office:value="74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formula="of:=SUM([.I27:.K27])" ns41:value-type="float" table:style-name="TL Data" office:value-type="float" office:value="88">
            <text:p>88</text:p>
          </table:table-cell>
          <table:table-cell table:formula="of:=SUM([.L27];[.H27])" ns41:value-type="float" table:style-name="TL Data" office:value-type="float" office:value="162">
            <text:p>1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's Gravensloot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E28:.G28])" ns41:value-type="float" table:style-name="TL Data" office:value-type="float" office:value="60">
            <text:p>6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I28:.K28])" ns41:value-type="float" table:style-name="TL Data" office:value-type="float" office:value="50">
            <text:p>50</text:p>
          </table:table-cell>
          <table:table-cell table:formula="of:=SUM([.L28];[.H28])" ns41:value-type="float" table:style-name="TL Data" office:value-type="float" office:value="110">
            <text:p>11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arzuilens (de)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table:formula="of:=SUM([.E29:.G29])" ns41:value-type="float" table:style-name="TL Data" office:value-type="float" office:value="138">
            <text:p>13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29:.K29])" ns41:value-type="float" table:style-name="TL Data" office:value-type="float" office:value="133">
            <text:p>133</text:p>
          </table:table-cell>
          <table:table-cell table:formula="of:=SUM([.L29];[.H29])" ns41:value-type="float" table:style-name="TL Data" office:value-type="float" office:value="271">
            <text:p>2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30:.G30])" ns41:value-type="float" table:style-name="TL Data" office:value-type="float" office:value="589">
            <text:p>58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30:.K30])" ns41:value-type="float" table:style-name="TL Data" office:value-type="float" office:value="619">
            <text:p>619</text:p>
          </table:table-cell>
          <table:table-cell table:formula="of:=SUM([.L30];[.H30])" ns41:value-type="float" table:style-name="TL Data" office:value-type="float" office:value="1208">
            <text:p>120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nkoop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formula="of:=SUM([.E31:.G31])" ns41:value-type="float" table:style-name="TL Data" office:value-type="float" office:value="178">
            <text:p>1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table:formula="of:=SUM([.I31:.K31])" ns41:value-type="float" table:style-name="TL Data" office:value-type="float" office:value="169">
            <text:p>169</text:p>
          </table:table-cell>
          <table:table-cell table:formula="of:=SUM([.L31];[.H31])" ns41:value-type="float" table:style-name="TL Data" office:value-type="float" office:value="347">
            <text:p>34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32:.G32])" ns41:value-type="float" table:style-name="TL Data" office:value-type="float" office:value="1051">
            <text:p>105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32:.K32])" ns41:value-type="float" table:style-name="TL Data" office:value-type="float" office:value="972">
            <text:p>972</text:p>
          </table:table-cell>
          <table:table-cell table:formula="of:=SUM([.L32];[.H32])" ns41:value-type="float" table:style-name="TL Data" office:value-type="float" office:value="2023">
            <text:p>202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582" office:value-type="float">
            <text:p>158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uten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33:.G33])" ns41:value-type="float" table:style-name="TL Data" office:value-type="float" office:value="453">
            <text:p>45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33:.K33])" ns41:value-type="float" table:style-name="TL Data" office:value-type="float" office:value="414">
            <text:p>414</text:p>
          </table:table-cell>
          <table:table-cell table:formula="of:=SUM([.L33];[.H33])" ns41:value-type="float" table:style-name="TL Data" office:value-type="float" office:value="867">
            <text:p>86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71" office:value-type="float">
            <text:p>57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34:.G34])" ns41:value-type="float" table:style-name="TL Data" office:value-type="float" office:value="553">
            <text:p>55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34:.K34])" ns41:value-type="float" table:style-name="TL Data" office:value-type="float" office:value="517">
            <text:p>517</text:p>
          </table:table-cell>
          <table:table-cell table:formula="of:=SUM([.L34];[.H34])" ns41:value-type="float" table:style-name="TL Data" office:value-type="float" office:value="1070">
            <text:p>1070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35:.G35])" ns41:value-type="float" table:style-name="TL Data" office:value-type="float" office:value="1017">
            <text:p>1017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35:.K35])" ns41:value-type="float" table:style-name="TL Data" office:value-type="float" office:value="993">
            <text:p>993</text:p>
          </table:table-cell>
          <table:table-cell table:formula="of:=SUM([.L35];[.H35])" ns41:value-type="float" table:style-name="TL Data" office:value-type="float" office:value="2010">
            <text:p>201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amerijk Houtdijke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36:.G36])" ns41:value-type="float" table:style-name="TL Data" office:value-type="float" office:value="319">
            <text:p>31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36:.K36])" ns41:value-type="float" table:style-name="TL Data" office:value-type="float" office:value="299">
            <text:p>299</text:p>
          </table:table-cell>
          <table:table-cell table:formula="of:=SUM([.L36];[.H36])" ns41:value-type="float" table:style-name="TL Data" office:value-type="float" office:value="618">
            <text:p>61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amerijk Mijzijde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table:formula="of:=SUM([.E37:.G37])" ns41:value-type="float" table:style-name="TL Data" office:value-type="float" office:value="203">
            <text:p>20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37:.K37])" ns41:value-type="float" table:style-name="TL Data" office:value-type="float" office:value="200">
            <text:p>200</text:p>
          </table:table-cell>
          <table:table-cell table:formula="of:=SUM([.L37];[.H37])" ns41:value-type="float" table:style-name="TL Data" office:value-type="float" office:value="403">
            <text:p>40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ockengen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38:.G38])" ns41:value-type="float" table:style-name="TL Data" office:value-type="float" office:value="290">
            <text:p>29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38:.K38])" ns41:value-type="float" table:style-name="TL Data" office:value-type="float" office:value="335">
            <text:p>335</text:p>
          </table:table-cell>
          <table:table-cell table:formula="of:=SUM([.L38];[.H38])" ns41:value-type="float" table:style-name="TL Data" office:value-type="float" office:value="625">
            <text:p>62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aagniekoop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table:formula="of:=SUM([.E39:.G39])" ns41:value-type="float" table:style-name="TL Data" office:value-type="float" office:value="167">
            <text:p>16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39:.K39])" ns41:value-type="float" table:style-name="TL Data" office:value-type="float" office:value="168">
            <text:p>168</text:p>
          </table:table-cell>
          <table:table-cell table:formula="of:=SUM([.L39];[.H39])" ns41:value-type="float" table:style-name="TL Data" office:value-type="float" office:value="335">
            <text:p>3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40:.G40])" ns41:value-type="float" table:style-name="TL Data" office:value-type="float" office:value="564">
            <text:p>56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40:.K40])" ns41:value-type="float" table:style-name="TL Data" office:value-type="float" office:value="508">
            <text:p>508</text:p>
          </table:table-cell>
          <table:table-cell table:formula="of:=SUM([.L40];[.H40])" ns41:value-type="float" table:style-name="TL Data" office:value-type="float" office:value="1072">
            <text:p>107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41:.G41])" ns41:value-type="float" table:style-name="TL Data" office:value-type="float" office:value="402">
            <text:p>40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41:.K41])" ns41:value-type="float" table:style-name="TL Data" office:value-type="float" office:value="382">
            <text:p>382</text:p>
          </table:table-cell>
          <table:table-cell table:formula="of:=SUM([.L41];[.H41])" ns41:value-type="float" table:style-name="TL Data" office:value-type="float" office:value="784">
            <text:p>78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42:.G42])" ns41:value-type="float" table:style-name="TL Data" office:value-type="float" office:value="778">
            <text:p>77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42:.K42])" ns41:value-type="float" table:style-name="TL Data" office:value-type="float" office:value="702">
            <text:p>702</text:p>
          </table:table-cell>
          <table:table-cell table:formula="of:=SUM([.L42];[.H42])" ns41:value-type="float" table:style-name="TL Data" office:value-type="float" office:value="1480">
            <text:p>148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37" office:value-type="float">
            <text:p>83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43:.G43])" ns41:value-type="float" table:style-name="TL Data" office:value-type="float" office:value="415">
            <text:p>41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43:.K43])" ns41:value-type="float" table:style-name="TL Data" office:value-type="float" office:value="412">
            <text:p>412</text:p>
          </table:table-cell>
          <table:table-cell table:formula="of:=SUM([.L43];[.H43])" ns41:value-type="float" table:style-name="TL Data" office:value-type="float" office:value="827">
            <text:p>82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44:.G44])" ns41:value-type="float" table:style-name="TL Data" office:value-type="float" office:value="586">
            <text:p>58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44:.K44])" ns41:value-type="float" table:style-name="TL Data" office:value-type="float" office:value="622">
            <text:p>622</text:p>
          </table:table-cell>
          <table:table-cell table:formula="of:=SUM([.L44];[.H44])" ns41:value-type="float" table:style-name="TL Data" office:value-type="float" office:value="1208">
            <text:p>1208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oenersloot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table:formula="of:=SUM([.E45:.G45])" ns41:value-type="float" table:style-name="TL Data" office:value-type="float" office:value="154">
            <text:p>15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table:formula="of:=SUM([.I45:.K45])" ns41:value-type="float" table:style-name="TL Data" office:value-type="float" office:value="152">
            <text:p>152</text:p>
          </table:table-cell>
          <table:table-cell table:formula="of:=SUM([.L45];[.H45])" ns41:value-type="float" table:style-name="TL Data" office:value-type="float" office:value="306">
            <text:p>3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61" office:value-type="float">
            <text:p>61</text:p>
          </table:table-cell>
          <table:table-cell table:formula="of:=SUM([.E46:.G46])" ns41:value-type="float" table:style-name="TL Data" office:value-type="float" office:value="1386">
            <text:p>1386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46:.K46])" ns41:value-type="float" table:style-name="TL Data" office:value-type="float" office:value="1389">
            <text:p>1389</text:p>
          </table:table-cell>
          <table:table-cell table:formula="of:=SUM([.L46];[.H46])" ns41:value-type="float" table:style-name="TL Data" office:value-type="float" office:value="2775">
            <text:p>2775</text:p>
          </table:table-cell>
          <table:table-cell ns41:value-type="float" table:style-name="TL Data" office:value="2509" office:value-type="float">
            <text:p>250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opik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47:.G47])" ns41:value-type="float" table:style-name="TL Data" office:value-type="float" office:value="590">
            <text:p>5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47:.K47])" ns41:value-type="float" table:style-name="TL Data" office:value-type="float" office:value="535">
            <text:p>535</text:p>
          </table:table-cell>
          <table:table-cell table:formula="of:=SUM([.L47];[.H47])" ns41:value-type="float" table:style-name="TL Data" office:value-type="float" office:value="1125">
            <text:p>112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formula="of:=SUM([.E48:.G48])" ns41:value-type="float" table:style-name="TL Data" office:value-type="float" office:value="216">
            <text:p>21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48:.K48])" ns41:value-type="float" table:style-name="TL Data" office:value-type="float" office:value="214">
            <text:p>214</text:p>
          </table:table-cell>
          <table:table-cell table:formula="of:=SUM([.L48];[.H48])" ns41:value-type="float" table:style-name="TL Data" office:value-type="float" office:value="430">
            <text:p>43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49:.G49])" ns41:value-type="float" table:style-name="TL Data" office:value-type="float" office:value="825">
            <text:p>825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8" office:value-type="float">
            <text:p>68</text:p>
          </table:table-cell>
          <table:table-cell table:formula="of:=SUM([.I49:.K49])" ns41:value-type="float" table:style-name="TL Data" office:value-type="float" office:value="867">
            <text:p>867</text:p>
          </table:table-cell>
          <table:table-cell table:formula="of:=SUM([.L49];[.H49])" ns41:value-type="float" table:style-name="TL Data" office:value-type="float" office:value="1692">
            <text:p>169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rsseveen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50:.G50])" ns41:value-type="float" table:style-name="TL Data" office:value-type="float" office:value="562">
            <text:p>56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50:.K50])" ns41:value-type="float" table:style-name="TL Data" office:value-type="float" office:value="599">
            <text:p>599</text:p>
          </table:table-cell>
          <table:table-cell table:formula="of:=SUM([.L50];[.H50])" ns41:value-type="float" table:style-name="TL Data" office:value-type="float" office:value="1161">
            <text:p>116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rssenbroek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formula="of:=SUM([.E51:.G51])" ns41:value-type="float" table:style-name="TL Data" office:value-type="float" office:value="70">
            <text:p>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formula="of:=SUM([.I51:.K51])" ns41:value-type="float" table:style-name="TL Data" office:value-type="float" office:value="59">
            <text:p>59</text:p>
          </table:table-cell>
          <table:table-cell table:formula="of:=SUM([.L51];[.H51])" ns41:value-type="float" table:style-name="TL Data" office:value-type="float" office:value="129">
            <text:p>1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2:.G52])" ns41:value-type="float" table:style-name="TL Data" office:value-type="float" office:value="782">
            <text:p>78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52:.K52])" ns41:value-type="float" table:style-name="TL Data" office:value-type="float" office:value="734">
            <text:p>734</text:p>
          </table:table-cell>
          <table:table-cell table:formula="of:=SUM([.L52];[.H52])" ns41:value-type="float" table:style-name="TL Data" office:value-type="float" office:value="1516">
            <text:p>1516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ijdrecht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53:.G53])" ns41:value-type="float" table:style-name="TL Data" office:value-type="float" office:value="1129">
            <text:p>1129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53:.K53])" ns41:value-type="float" table:style-name="TL Data" office:value-type="float" office:value="1230">
            <text:p>1230</text:p>
          </table:table-cell>
          <table:table-cell table:formula="of:=SUM([.L53];[.H53])" ns41:value-type="float" table:style-name="TL Data" office:value-type="float" office:value="2359">
            <text:p>2359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gtevegt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54:.G54])" ns41:value-type="float" table:style-name="TL Data" office:value-type="float" office:value="205">
            <text:p>20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54:.K54])" ns41:value-type="float" table:style-name="TL Data" office:value-type="float" office:value="193">
            <text:p>193</text:p>
          </table:table-cell>
          <table:table-cell table:formula="of:=SUM([.L54];[.H54])" ns41:value-type="float" table:style-name="TL Data" office:value-type="float" office:value="398">
            <text:p>39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dijk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table:formula="of:=SUM([.E55:.G55])" ns41:value-type="float" table:style-name="TL Data" office:value-type="float" office:value="192">
            <text:p>19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55:.K55])" ns41:value-type="float" table:style-name="TL Data" office:value-type="float" office:value="177">
            <text:p>177</text:p>
          </table:table-cell>
          <table:table-cell table:formula="of:=SUM([.L55];[.H55])" ns41:value-type="float" table:style-name="TL Data" office:value-type="float" office:value="369">
            <text:p>36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enrijk 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table:formula="of:=SUM([.E56:.G56])" ns41:value-type="float" table:style-name="TL Data" office:value-type="float" office:value="234">
            <text:p>23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56:.K56])" ns41:value-type="float" table:style-name="TL Data" office:value-type="float" office:value="198">
            <text:p>198</text:p>
          </table:table-cell>
          <table:table-cell table:formula="of:=SUM([.L56];[.H56])" ns41:value-type="float" table:style-name="TL Data" office:value-type="float" office:value="432">
            <text:p>43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34" office:value-type="float">
            <text:p>33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huiz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table:formula="of:=SUM([.E57:.G57])" ns41:value-type="float" table:style-name="TL Data" office:value-type="float" office:value="197">
            <text:p>19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57:.K57])" ns41:value-type="float" table:style-name="TL Data" office:value-type="float" office:value="216">
            <text:p>216</text:p>
          </table:table-cell>
          <table:table-cell table:formula="of:=SUM([.L57];[.H57])" ns41:value-type="float" table:style-name="TL Data" office:value-type="float" office:value="413">
            <text:p>41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wulv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formula="of:=SUM([.E58:.G58])" ns41:value-type="float" table:style-name="TL Data" office:value-type="float" office:value="132">
            <text:p>13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table:formula="of:=SUM([.I58:.K58])" ns41:value-type="float" table:style-name="TL Data" office:value-type="float" office:value="107">
            <text:p>107</text:p>
          </table:table-cell>
          <table:table-cell table:formula="of:=SUM([.L58];[.H58])" ns41:value-type="float" table:style-name="TL Data" office:value-type="float" office:value="239">
            <text:p>23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olsbroek (Noord)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table:formula="of:=SUM([.E59:.G59])" ns41:value-type="float" table:style-name="TL Data" office:value-type="float" office:value="188">
            <text:p>18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59:.K59])" ns41:value-type="float" table:style-name="TL Data" office:value-type="float" office:value="197">
            <text:p>197</text:p>
          </table:table-cell>
          <table:table-cell table:formula="of:=SUM([.L59];[.H59])" ns41:value-type="float" table:style-name="TL Data" office:value-type="float" office:value="385">
            <text:p>38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olsbroek (Zuid)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table:formula="of:=SUM([.E60:.G60])" ns41:value-type="float" table:style-name="TL Data" office:value-type="float" office:value="154">
            <text:p>15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60:.K60])" ns41:value-type="float" table:style-name="TL Data" office:value-type="float" office:value="136">
            <text:p>136</text:p>
          </table:table-cell>
          <table:table-cell table:formula="of:=SUM([.L60];[.H60])" ns41:value-type="float" table:style-name="TL Data" office:value-type="float" office:value="290">
            <text:p>29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orten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SUM([.E61:.G61])" ns41:value-type="float" table:style-name="TL Data" office:value-type="float" office:value="24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I61:.K61])" ns41:value-type="float" table:style-name="TL Data" office:value-type="float" office:value="26">
            <text:p>26</text:p>
          </table:table-cell>
          <table:table-cell table:formula="of:=SUM([.L61];[.H61])" ns41:value-type="float" table:style-name="TL Data" office:value-type="float" office:value="50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enswoude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62:.G62])" ns41:value-type="float" table:style-name="TL Data" office:value-type="float" office:value="506">
            <text:p>50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62:.K62])" ns41:value-type="float" table:style-name="TL Data" office:value-type="float" office:value="491">
            <text:p>491</text:p>
          </table:table-cell>
          <table:table-cell table:formula="of:=SUM([.L62];[.H62])" ns41:value-type="float" table:style-name="TL Data" office:value-type="float" office:value="997">
            <text:p>997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ijnauw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formula="of:=SUM([.E63:.G63])" ns41:value-type="float" table:style-name="TL Data" office:value-type="float" office:value="40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formula="of:=SUM([.I63:.K63])" ns41:value-type="float" table:style-name="TL Data" office:value-type="float" office:value="33">
            <text:p>33</text:p>
          </table:table-cell>
          <table:table-cell table:formula="of:=SUM([.L63];[.H63])" ns41:value-type="float" table:style-name="TL Data" office:value-type="float" office:value="73">
            <text:p>7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formula="of:=SUM([.E64:.G64])" ns41:value-type="float" table:style-name="TL Data" office:value-type="float" office:value="208">
            <text:p>20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" office:value-type="float">
            <text:p>8</text:p>
          </table:table-cell>
          <table:table-cell table:formula="of:=SUM([.I64:.K64])" ns41:value-type="float" table:style-name="TL Data" office:value-type="float" office:value="230">
            <text:p>230</text:p>
          </table:table-cell>
          <table:table-cell table:formula="of:=SUM([.L64];[.H64])" ns41:value-type="float" table:style-name="TL Data" office:value-type="float" office:value="438">
            <text:p>43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ijzenburg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formula="of:=SUM([.E65:.G65])" ns41:value-type="float" table:style-name="TL Data" office:value-type="float" office:value="121">
            <text:p>1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table:formula="of:=SUM([.I65:.K65])" ns41:value-type="float" table:style-name="TL Data" office:value-type="float" office:value="126">
            <text:p>126</text:p>
          </table:table-cell>
          <table:table-cell table:formula="of:=SUM([.L65];[.H65])" ns41:value-type="float" table:style-name="TL Data" office:value-type="float" office:value="247">
            <text:p>24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66:.G66])" ns41:value-type="float" table:style-name="TL Data" office:value-type="float" office:value="546">
            <text:p>54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66:.K66])" ns41:value-type="float" table:style-name="TL Data" office:value-type="float" office:value="499">
            <text:p>499</text:p>
          </table:table-cell>
          <table:table-cell table:formula="of:=SUM([.L66];[.H66])" ns41:value-type="float" table:style-name="TL Data" office:value-type="float" office:value="1045">
            <text:p>104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74" office:value-type="float">
            <text:p>87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onauw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table:formula="of:=SUM([.E67:.G67])" ns41:value-type="float" table:style-name="TL Data" office:value-type="float" office:value="104">
            <text:p>10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formula="of:=SUM([.I67:.K67])" ns41:value-type="float" table:style-name="TL Data" office:value-type="float" office:value="112">
            <text:p>112</text:p>
          </table:table-cell>
          <table:table-cell table:formula="of:=SUM([.L67];[.H67])" ns41:value-type="float" table:style-name="TL Data" office:value-type="float" office:value="216">
            <text:p>2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nelrewaard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formula="of:=SUM([.E68:.G68])" ns41:value-type="float" table:style-name="TL Data" office:value-type="float" office:value="214">
            <text:p>21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" office:value-type="float">
            <text:p>6</text:p>
          </table:table-cell>
          <table:table-cell table:formula="of:=SUM([.I68:.K68])" ns41:value-type="float" table:style-name="TL Data" office:value-type="float" office:value="177">
            <text:p>177</text:p>
          </table:table-cell>
          <table:table-cell table:formula="of:=SUM([.L68];[.H68])" ns41:value-type="float" table:style-name="TL Data" office:value-type="float" office:value="391">
            <text:p>39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69:.G69])" ns41:value-type="float" table:style-name="TL Data" office:value-type="float" office:value="1163">
            <text:p>1163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05" office:value-type="float">
            <text:p>105</text:p>
          </table:table-cell>
          <table:table-cell table:formula="of:=SUM([.I69:.K69])" ns41:value-type="float" table:style-name="TL Data" office:value-type="float" office:value="1373">
            <text:p>1373</text:p>
          </table:table-cell>
          <table:table-cell table:formula="of:=SUM([.L69];[.H69])" ns41:value-type="float" table:style-name="TL Data" office:value-type="float" office:value="2536">
            <text:p>2536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668" office:value-type="float">
            <text:p>166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erkenburg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70:.G70])" ns41:value-type="float" table:style-name="TL Data" office:value-type="float" office:value="140">
            <text:p>14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table:formula="of:=SUM([.I70:.K70])" ns41:value-type="float" table:style-name="TL Data" office:value-type="float" office:value="117">
            <text:p>117</text:p>
          </table:table-cell>
          <table:table-cell table:formula="of:=SUM([.L70];[.H70])" ns41:value-type="float" table:style-name="TL Data" office:value-type="float" office:value="257">
            <text:p>25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outenburg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table:formula="of:=SUM([.E71:.G71])" ns41:value-type="float" table:style-name="TL Data" office:value-type="float" office:value="328">
            <text:p>32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71:.K71])" ns41:value-type="float" table:style-name="TL Data" office:value-type="float" office:value="312">
            <text:p>312</text:p>
          </table:table-cell>
          <table:table-cell table:formula="of:=SUM([.L71];[.H71])" ns41:value-type="float" table:style-name="TL Data" office:value-type="float" office:value="640">
            <text:p>64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6" office:value-type="float">
            <text:p>54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eckop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E72:.G72])" ns41:value-type="float" table:style-name="TL Data" office:value-type="float" office:value="84">
            <text:p>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formula="of:=SUM([.I72:.K72])" ns41:value-type="float" table:style-name="TL Data" office:value-type="float" office:value="83">
            <text:p>83</text:p>
          </table:table-cell>
          <table:table-cell table:formula="of:=SUM([.L72];[.H72])" ns41:value-type="float" table:style-name="TL Data" office:value-type="float" office:value="167">
            <text:p>1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73:.G73])" ns41:value-type="float" table:style-name="TL Data" office:value-type="float" office:value="166">
            <text:p>1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73:.K73])" ns41:value-type="float" table:style-name="TL Data" office:value-type="float" office:value="136">
            <text:p>136</text:p>
          </table:table-cell>
          <table:table-cell table:formula="of:=SUM([.L73];[.H73])" ns41:value-type="float" table:style-name="TL Data" office:value-type="float" office:value="302">
            <text:p>30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uijll en 't Waal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table:formula="of:=SUM([.E74:.G74])" ns41:value-type="float" table:style-name="TL Data" office:value-type="float" office:value="268">
            <text:p>26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74:.K74])" ns41:value-type="float" table:style-name="TL Data" office:value-type="float" office:value="252">
            <text:p>252</text:p>
          </table:table-cell>
          <table:table-cell table:formula="of:=SUM([.L74];[.H74])" ns41:value-type="float" table:style-name="TL Data" office:value-type="float" office:value="520">
            <text:p>5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75:.G75])" ns41:value-type="float" table:style-name="TL Data" office:value-type="float" office:value="1468">
            <text:p>146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I75:.K75])" ns41:value-type="float" table:style-name="TL Data" office:value-type="float" office:value="1529">
            <text:p>1529</text:p>
          </table:table-cell>
          <table:table-cell table:formula="of:=SUM([.L75];[.H75])" ns41:value-type="float" table:style-name="TL Data" office:value-type="float" office:value="2997">
            <text:p>2997</text:p>
          </table:table-cell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eldhuiz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table:formula="of:=SUM([.E76:.G76])" ns41:value-type="float" table:style-name="TL Data" office:value-type="float" office:value="153">
            <text:p>15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76:.K76])" ns41:value-type="float" table:style-name="TL Data" office:value-type="float" office:value="136">
            <text:p>136</text:p>
          </table:table-cell>
          <table:table-cell table:formula="of:=SUM([.L76];[.H76])" ns41:value-type="float" table:style-name="TL Data" office:value-type="float" office:value="289">
            <text:p>2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inkeveen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77:.G77])" ns41:value-type="float" table:style-name="TL Data" office:value-type="float" office:value="654">
            <text:p>65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77:.K77])" ns41:value-type="float" table:style-name="TL Data" office:value-type="float" office:value="662">
            <text:p>662</text:p>
          </table:table-cell>
          <table:table-cell table:formula="of:=SUM([.L77];[.H77])" ns41:value-type="float" table:style-name="TL Data" office:value-type="float" office:value="1316">
            <text:p>131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29" office:value-type="float">
            <text:p>92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leuten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78:.G78])" ns41:value-type="float" table:style-name="TL Data" office:value-type="float" office:value="505">
            <text:p>50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78:.K78])" ns41:value-type="float" table:style-name="TL Data" office:value-type="float" office:value="547">
            <text:p>547</text:p>
          </table:table-cell>
          <table:table-cell table:formula="of:=SUM([.L78];[.H78])" ns41:value-type="float" table:style-name="TL Data" office:value-type="float" office:value="1052">
            <text:p>105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98" office:value-type="float">
            <text:p>79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79:.G79])" ns41:value-type="float" table:style-name="TL Data" office:value-type="float" office:value="312">
            <text:p>31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79:.K79])" ns41:value-type="float" table:style-name="TL Data" office:value-type="float" office:value="333">
            <text:p>333</text:p>
          </table:table-cell>
          <table:table-cell table:formula="of:=SUM([.L79];[.H79])" ns41:value-type="float" table:style-name="TL Data" office:value-type="float" office:value="645">
            <text:p>64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80:.G80])" ns41:value-type="float" table:style-name="TL Data" office:value-type="float" office:value="527">
            <text:p>52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80:.K80])" ns41:value-type="float" table:style-name="TL Data" office:value-type="float" office:value="551">
            <text:p>551</text:p>
          </table:table-cell>
          <table:table-cell table:formula="of:=SUM([.L80];[.H80])" ns41:value-type="float" table:style-name="TL Data" office:value-type="float" office:value="1078">
            <text:p>107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uursche <text:s/>(de)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table:formula="of:=SUM([.E81:.G81])" ns41:value-type="float" table:style-name="TL Data" office:value-type="float" office:value="111">
            <text:p>1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81:.K81])" ns41:value-type="float" table:style-name="TL Data" office:value-type="float" office:value="111">
            <text:p>111</text:p>
          </table:table-cell>
          <table:table-cell table:formula="of:=SUM([.L81];[.H81])" ns41:value-type="float" table:style-name="TL Data" office:value-type="float" office:value="222">
            <text:p>2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vervee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" office:value-type="float">
            <text:p>9</text:p>
          </table:table-cell>
          <table:table-cell table:formula="of:=SUM([.E82:.G82])" ns41:value-type="float" table:style-name="TL Data" office:value-type="float" office:value="238">
            <text:p>23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82:.K82])" ns41:value-type="float" table:style-name="TL Data" office:value-type="float" office:value="228">
            <text:p>228</text:p>
          </table:table-cell>
          <table:table-cell table:formula="of:=SUM([.L82];[.H82])" ns41:value-type="float" table:style-name="TL Data" office:value-type="float" office:value="466">
            <text:p>46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table:formula="of:=SUM([.E83:.G83])" ns41:value-type="float" table:style-name="TL Data" office:value-type="float" office:value="407">
            <text:p>40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83:.K83])" ns41:value-type="float" table:style-name="TL Data" office:value-type="float" office:value="387">
            <text:p>387</text:p>
          </table:table-cell>
          <table:table-cell table:formula="of:=SUM([.L83];[.H83])" ns41:value-type="float" table:style-name="TL Data" office:value-type="float" office:value="794">
            <text:p>79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84:.G84])" ns41:value-type="float" table:style-name="TL Data" office:value-type="float" office:value="324">
            <text:p>32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84:.K84])" ns41:value-type="float" table:style-name="TL Data" office:value-type="float" office:value="323">
            <text:p>323</text:p>
          </table:table-cell>
          <table:table-cell table:formula="of:=SUM([.L84];[.H84])" ns41:value-type="float" table:style-name="TL Data" office:value-type="float" office:value="647">
            <text:p>64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lleskop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85:.G85])" ns41:value-type="float" table:style-name="TL Data" office:value-type="float" office:value="298">
            <text:p>29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" office:value-type="float">
            <text:p>8</text:p>
          </table:table-cell>
          <table:table-cell table:formula="of:=SUM([.I85:.K85])" ns41:value-type="float" table:style-name="TL Data" office:value-type="float" office:value="283">
            <text:p>283</text:p>
          </table:table-cell>
          <table:table-cell table:formula="of:=SUM([.L85];[.H85])" ns41:value-type="float" table:style-name="TL Data" office:value-type="float" office:value="581">
            <text:p>58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table:formula="of:=SUM([.E86:.G86])" ns41:value-type="float" table:style-name="TL Data" office:value-type="float" office:value="199">
            <text:p>19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table:formula="of:=SUM([.I86:.K86])" ns41:value-type="float" table:style-name="TL Data" office:value-type="float" office:value="213">
            <text:p>213</text:p>
          </table:table-cell>
          <table:table-cell table:formula="of:=SUM([.L86];[.H86])" ns41:value-type="float" table:style-name="TL Data" office:value-type="float" office:value="412">
            <text:p>41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87:.G87])" ns41:value-type="float" table:style-name="TL Data" office:value-type="float" office:value="579">
            <text:p>57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87:.K87])" ns41:value-type="float" table:style-name="TL Data" office:value-type="float" office:value="599">
            <text:p>599</text:p>
          </table:table-cell>
          <table:table-cell table:formula="of:=SUM([.L87];[.H87])" ns41:value-type="float" table:style-name="TL Data" office:value-type="float" office:value="1178">
            <text:p>117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88:.G88])" ns41:value-type="float" table:style-name="TL Data" office:value-type="float" office:value="913">
            <text:p>91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3" office:value-type="float">
            <text:p>73</text:p>
          </table:table-cell>
          <table:table-cell table:formula="of:=SUM([.I88:.K88])" ns41:value-type="float" table:style-name="TL Data" office:value-type="float" office:value="990">
            <text:p>990</text:p>
          </table:table-cell>
          <table:table-cell table:formula="of:=SUM([.L88];[.H88])" ns41:value-type="float" table:style-name="TL Data" office:value-type="float" office:value="1903">
            <text:p>1903</text:p>
          </table:table-cell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ulverhorst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formula="of:=SUM([.E89:.G89])" ns41:value-type="float" table:style-name="TL Data" office:value-type="float" office:value="49">
            <text:p>4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formula="of:=SUM([.I89:.K89])" ns41:value-type="float" table:style-name="TL Data" office:value-type="float" office:value="63">
            <text:p>63</text:p>
          </table:table-cell>
          <table:table-cell table:formula="of:=SUM([.L89];[.H89])" ns41:value-type="float" table:style-name="TL Data" office:value-type="float" office:value="112">
            <text:p>1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egveld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90:.G90])" ns41:value-type="float" table:style-name="TL Data" office:value-type="float" office:value="285">
            <text:p>28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90:.K90])" ns41:value-type="float" table:style-name="TL Data" office:value-type="float" office:value="327">
            <text:p>327</text:p>
          </table:table-cell>
          <table:table-cell table:formula="of:=SUM([.L90];[.H90])" ns41:value-type="float" table:style-name="TL Data" office:value-type="float" office:value="612">
            <text:p>61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eijst</text:p>
          </table:table-cell>
          <table:table-cell table:style-name="ce17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91:.G91])" ns41:value-type="float" table:style-name="TL Data" office:value-type="float" office:value="1494">
            <text:p>149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I91:.K91])" ns41:value-type="float" table:style-name="TL Data" office:value-type="float" office:value="1553">
            <text:p>1553</text:p>
          </table:table-cell>
          <table:table-cell table:formula="of:=SUM([.L91];[.H91])" ns41:value-type="float" table:style-name="TL Data" office:value-type="float" office:value="3047">
            <text:p>3047</text:p>
          </table:table-cell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896" office:value-type="float">
            <text:p>89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evender</text:p>
          </table:table-cell>
          <table:table-cell table:style-name="ce1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SUM([.E92:.G92])" ns41:value-type="float" table:style-name="TL Data" office:value-type="float" office:value="65">
            <text:p>6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I92:.K92])" ns41:value-type="float" table:style-name="TL Data" office:value-type="float" office:value="69">
            <text:p>69</text:p>
          </table:table-cell>
          <table:table-cell table:formula="of:=SUM([.L92];[.H92])" ns41:value-type="float" table:style-name="TL Data" office:value-type="float" office:value="134">
            <text:p>1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uilen</text:p>
          </table:table-cell>
          <table:table-cell table:style-name="ce17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93:.G93])" ns41:value-type="float" table:style-name="TL Data" office:value-type="float" office:value="393">
            <text:p>39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93:.K93])" ns41:value-type="float" table:style-name="TL Data" office:value-type="float" office:value="363">
            <text:p>363</text:p>
          </table:table-cell>
          <table:table-cell table:formula="of:=SUM([.L93];[.H93])" ns41:value-type="float" table:style-name="TL Data" office:value-type="float" office:value="756">
            <text:p>75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72"/>
          <table:table-cell table:formula="of:=SUM([.C8:.C93])" ns41:value-type="float" table:style-name="TL Data" office:value-type="float" office:value="10598">
            <text:p>10598</text:p>
          </table:table-cell>
          <table:table-cell table:formula="of:=SUM([.D8:.D93])" ns41:value-type="float" table:style-name="TL Data" office:value-type="float" office:value="14205">
            <text:p>14205</text:p>
          </table:table-cell>
          <table:table-cell table:formula="of:=SUM([.E8:.E93])" ns41:value-type="float" table:style-name="TL Data" office:value-type="float" office:value="24011">
            <text:p>24011</text:p>
          </table:table-cell>
          <table:table-cell table:formula="of:=SUM([.F8:.F93])" ns41:value-type="float" table:style-name="TL Data" office:value-type="float" office:value="11295">
            <text:p>11295</text:p>
          </table:table-cell>
          <table:table-cell table:formula="of:=SUM([.G8:.G93])" ns41:value-type="float" table:style-name="TL Data" office:value-type="float" office:value="1378">
            <text:p>1378</text:p>
          </table:table-cell>
          <table:table-cell table:formula="of:=SUM([.H8:.H93])" ns41:value-type="float" table:style-name="TL Data" office:value-type="float" office:value="36684">
            <text:p>36684</text:p>
          </table:table-cell>
          <table:table-cell table:formula="of:=SUM([.I8:.I93])" ns41:value-type="float" table:style-name="TL Data" office:value-type="float" office:value="22767">
            <text:p>22767</text:p>
          </table:table-cell>
          <table:table-cell table:formula="of:=SUM([.J8:.J93])" ns41:value-type="float" table:style-name="TL Data" office:value-type="float" office:value="11261">
            <text:p>11261</text:p>
          </table:table-cell>
          <table:table-cell table:formula="of:=SUM([.K8:.K93])" ns41:value-type="float" table:style-name="TL Data" office:value-type="float" office:value="2560">
            <text:p>2560</text:p>
          </table:table-cell>
          <table:table-cell table:formula="of:=SUM([.L8:.L93])" ns41:value-type="float" table:style-name="TL Data" office:value-type="float" office:value="36588">
            <text:p>36588</text:p>
          </table:table-cell>
          <table:table-cell table:formula="of:=SUM([.M8:.M93])" ns41:value-type="float" table:style-name="TL Data" office:value-type="float" office:value="73272">
            <text:p>73272</text:p>
          </table:table-cell>
          <table:table-cell table:formula="of:=SUM([.N8:.N93])" ns41:value-type="float" table:style-name="TL Data" office:value-type="float" office:value="43926">
            <text:p>43926</text:p>
          </table:table-cell>
          <table:table-cell table:formula="of:=SUM([.O8:.O93])" ns41:value-type="float" table:style-name="TL Data" office:value-type="float" office:value="29031">
            <text:p>29031</text:p>
          </table:table-cell>
          <table:table-cell table:formula="of:=SUM([.P8:.P93])" ns41:value-type="float" table:style-name="TL Data" office:value-type="float" office:value="309">
            <text:p>309</text:p>
          </table:table-cell>
          <table:table-cell table:formula="of:=SUM([.Q8:.Q93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5"/>
          <table:table-cell table:style-name="ce26" table:number-columns-repeated="4"/>
          <table:table-cell table:style-name="ce16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6"/>
          <table:table-cell table:style-name="ce28" table:number-columns-repeated="4"/>
          <table:table-cell table:style-name="ce18" table:number-columns-repeated="5"/>
          <table:table-cell table:style-name="ce71"/>
          <table:table-cell table:number-columns-repeated="1001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6"/>
        <table:table-column table:style-name="co2" table:default-cell-style-name="ce6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18" table:number-columns-repeated="5"/>
          <table:table-cell table:style-name="ce6"/>
          <table:table-cell table:style-name="ce18" table:number-columns-repeated="3"/>
          <table:table-cell table:style-name="ce6" table:number-columns-repeated="2"/>
          <table:table-cell table:style-name="ce1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TOTAAL DER STEDEN</text:p>
          </table:table-cell>
          <table:table-cell table:style-name="ce36"/>
          <table:table-cell ns41:value-type="float" table:style-name="TL Data" office:value="12045" office:value-type="float">
            <text:p>12045</text:p>
          </table:table-cell>
          <table:table-cell ns41:value-type="float" table:style-name="TL Data" office:value="14718" office:value-type="float">
            <text:p>14718</text:p>
          </table:table-cell>
          <table:table-cell ns41:value-type="float" table:style-name="TL Data" office:value="22120" office:value-type="float">
            <text:p>22120</text:p>
          </table:table-cell>
          <table:table-cell ns41:value-type="float" table:style-name="TL Data" office:value="11003" office:value-type="float">
            <text:p>11003</text:p>
          </table:table-cell>
          <table:table-cell ns41:value-type="float" table:style-name="TL Data" office:value="1129" office:value-type="float">
            <text:p>1129</text:p>
          </table:table-cell>
          <table:table-cell table:formula="of:=SUM([.E8:.G8])" ns41:value-type="float" table:style-name="TL Data" office:value-type="float" office:value="34252">
            <text:p>34252</text:p>
          </table:table-cell>
          <table:table-cell ns41:value-type="float" table:style-name="TL Data" office:value="23178" office:value-type="float">
            <text:p>23178</text:p>
          </table:table-cell>
          <table:table-cell ns41:value-type="float" table:style-name="TL Data" office:value="11056" office:value-type="float">
            <text:p>11056</text:p>
          </table:table-cell>
          <table:table-cell ns41:value-type="float" table:style-name="TL Data" office:value="3374" office:value-type="float">
            <text:p>3374</text:p>
          </table:table-cell>
          <table:table-cell table:formula="of:=SUM([.I8:.K8])" ns41:value-type="float" table:style-name="TL Data" office:value-type="float" office:value="37608">
            <text:p>37608</text:p>
          </table:table-cell>
          <table:table-cell table:formula="of:=SUM([.H8]+[.L8])" ns41:value-type="float" table:style-name="TL Data" office:value-type="float" office:value="71860">
            <text:p>71860</text:p>
          </table:table-cell>
          <table:table-cell ns41:value-type="float" table:style-name="TL Data" office:value="41653" office:value-type="float">
            <text:p>41653</text:p>
          </table:table-cell>
          <table:table-cell ns41:value-type="float" table:style-name="TL Data" office:value="28920" office:value-type="float">
            <text:p>28920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68" office:value-type="float">
            <text:p>6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0" office:value-type="float">
            <text:p>50</text:p>
          </table:table-cell>
          <table:table-cell ns41:value-type="float" table:style-name="ce56" office:value="51" office:value-type="float">
            <text:p>51</text:p>
          </table:table-cell>
          <table:table-cell table:style-name="ce56"/>
          <table:table-cell ns41:value-type="string" table:style-name="ce66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<text:span text:style-name="T1">OTAAL DER GEMEENTEN</text:span></text:p>
          </table:table-cell>
          <table:table-cell table:style-name="ce36"/>
          <table:table-cell ns41:value-type="float" table:style-name="TL Data" office:value="10598" office:value-type="float">
            <text:p>10598</text:p>
          </table:table-cell>
          <table:table-cell ns41:value-type="float" table:style-name="TL Data" office:value="14205" office:value-type="float">
            <text:p>14205</text:p>
          </table:table-cell>
          <table:table-cell ns41:value-type="float" table:style-name="TL Data" office:value="24011" office:value-type="float">
            <text:p>24011</text:p>
          </table:table-cell>
          <table:table-cell ns41:value-type="float" table:style-name="TL Data" office:value="11295" office:value-type="float">
            <text:p>11295</text:p>
          </table:table-cell>
          <table:table-cell ns41:value-type="float" table:style-name="TL Data" office:value="1378" office:value-type="float">
            <text:p>1378</text:p>
          </table:table-cell>
          <table:table-cell table:formula="of:=SUM([.E9:.G9])" ns41:value-type="float" table:style-name="TL Data" office:value-type="float" office:value="36684">
            <text:p>36684</text:p>
          </table:table-cell>
          <table:table-cell ns41:value-type="float" table:style-name="TL Data" office:value="22767" office:value-type="float">
            <text:p>22767</text:p>
          </table:table-cell>
          <table:table-cell ns41:value-type="float" table:style-name="TL Data" office:value="11261" office:value-type="float">
            <text:p>11261</text:p>
          </table:table-cell>
          <table:table-cell ns41:value-type="float" table:style-name="TL Data" office:value="2560" office:value-type="float">
            <text:p>2560</text:p>
          </table:table-cell>
          <table:table-cell table:formula="of:=SUM([.I9:.K9])" ns41:value-type="float" table:style-name="TL Data" office:value-type="float" office:value="36588">
            <text:p>36588</text:p>
          </table:table-cell>
          <table:table-cell table:formula="of:=SUM([.H9]+[.L9])" ns41:value-type="float" table:style-name="TL Data" office:value-type="float" office:value="73272">
            <text:p>73272</text:p>
          </table:table-cell>
          <table:table-cell ns41:value-type="float" table:style-name="TL Data" office:value="43926" office:value-type="float">
            <text:p>43926</text:p>
          </table:table-cell>
          <table:table-cell ns41:value-type="float" table:style-name="TL Data" office:value="29031" office:value-type="float">
            <text:p>2903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<text:span text:style-name="T1">               TOTAAL GENERAAL</text:span></text:p>
          </table:table-cell>
          <table:table-cell table:style-name="ce36"/>
          <table:table-cell table:formula="of:=SUM([.C8:.C9])" ns41:value-type="float" table:style-name="TL Data" office:value-type="float" office:value="22643">
            <text:p>22643</text:p>
          </table:table-cell>
          <table:table-cell table:formula="of:=SUM([.D8:.D9])" ns41:value-type="float" table:style-name="TL Data" office:value-type="float" office:value="28923">
            <text:p>28923</text:p>
          </table:table-cell>
          <table:table-cell table:formula="of:=SUM([.E8:.E9])" ns41:value-type="float" table:style-name="TL Data" office:value-type="float" office:value="46131">
            <text:p>46131</text:p>
          </table:table-cell>
          <table:table-cell table:formula="of:=SUM([.F8:.F9])" ns41:value-type="float" table:style-name="TL Data" office:value-type="float" office:value="22298">
            <text:p>22298</text:p>
          </table:table-cell>
          <table:table-cell table:formula="of:=SUM([.G8:.G9])" ns41:value-type="float" table:style-name="TL Data" office:value-type="float" office:value="2507">
            <text:p>2507</text:p>
          </table:table-cell>
          <table:table-cell table:formula="of:=SUM([.H8:.H9])" ns41:value-type="float" table:style-name="TL Data" office:value-type="float" office:value="70936">
            <text:p>70936</text:p>
          </table:table-cell>
          <table:table-cell table:formula="of:=SUM([.I8:.I9])" ns41:value-type="float" table:style-name="TL Data" office:value-type="float" office:value="45945">
            <text:p>45945</text:p>
          </table:table-cell>
          <table:table-cell table:formula="of:=SUM([.J8:.J9])" ns41:value-type="float" table:style-name="TL Data" office:value-type="float" office:value="22317">
            <text:p>22317</text:p>
          </table:table-cell>
          <table:table-cell table:formula="of:=SUM([.K8:.K9])" ns41:value-type="float" table:style-name="TL Data" office:value-type="float" office:value="5934">
            <text:p>5934</text:p>
          </table:table-cell>
          <table:table-cell table:formula="of:=SUM([.L8:.L9])" ns41:value-type="float" table:style-name="TL Data" office:value-type="float" office:value="74196">
            <text:p>74196</text:p>
          </table:table-cell>
          <table:table-cell table:formula="of:=SUM([.M8:.M9])" ns41:value-type="float" table:style-name="TL Data" office:value-type="float" office:value="145132">
            <text:p>145132</text:p>
          </table:table-cell>
          <table:table-cell table:formula="of:=SUM([.N8:.N9])" ns41:value-type="float" table:style-name="TL Data" office:value-type="float" office:value="85579">
            <text:p>85579</text:p>
          </table:table-cell>
          <table:table-cell table:formula="of:=SUM([.O8:.O9])" ns41:value-type="float" table:style-name="TL Data" office:value-type="float" office:value="57951">
            <text:p>57951</text:p>
          </table:table-cell>
          <table:table-cell table:formula="of:=SUM([.P8:.P9])" ns41:value-type="float" table:style-name="TL Data" office:value-type="float" office:value="1528">
            <text:p>1528</text:p>
          </table:table-cell>
          <table:table-cell table:formula="of:=SUM([.Q8:.Q9])" ns41:value-type="float" table:style-name="TL Data" office:value-type="float" office:value="74">
            <text:p>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Utrecht ouderdom">
        <table:table-column table:style-name="co17" table:default-cell-style-name="ce6"/>
        <table:table-column table:style-name="co18" table:default-cell-style-name="ce6"/>
        <table:table-column table:style-name="co6" table:default-cell-style-name="ce36" table:number-columns-repeated="8"/>
        <table:table-column table:style-name="co19" table:default-cell-style-name="ce6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TL Title" office:value-type="string">
            <text:p>Staat van bevolking op den eersten Januarij 1840 van de provincie Utrecht, naar den verschillenden ouderdom der ingezetenen.</text:p>
          </table:table-cell>
          <table:table-cell table:style-name="ce46" table:number-columns-repeated="14"/>
          <table:table-cell table:style-name="ce62"/>
          <table:table-cell table:style-name="ce36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101"/>
          <table:table-cell ns41:value-type="string" table:number-rows-spanned="4" table:style-name="ce105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2"/>
          <table:covered-table-cell table:style-name="ce98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102"/>
          <table:covered-table-cell table:style-name="ce10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10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89"/>
          <table:covered-table-cell table:style-name="TL ColHeader" table:number-columns-repeated="2"/>
          <table:covered-table-cell table:style-name="ce99"/>
          <table:covered-table-cell table:style-name="TL ColHeader" table:number-columns-repeated="3"/>
          <table:covered-table-cell table:style-name="ce104"/>
          <table:covered-table-cell table:style-name="ce107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1833" office:value-type="float">
            <text:p>1833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1833">
            <text:p>1833</text:p>
          </table:table-cell>
          <table:table-cell ns41:value-type="float" table:style-name="TL Data" office:value="1805" office:value-type="float">
            <text:p>1805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1805">
            <text:p>180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2" office:value-type="float">
            <text:p>52</text:p>
          </table:table-cell>
          <table:table-cell ns41:value-type="float" table:style-name="ce56" office:value="53" office:value-type="float">
            <text:p>53</text:p>
          </table:table-cell>
          <table:table-cell ns41:value-type="string" table:style-name="ce56" office:value-type="string">
            <text:p>UT</text:p>
          </table:table-cell>
          <table:table-cell ns41:value-type="string" table:style-name="ce66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 tot 2 jaar</text:p>
          </table:table-cell>
          <table:table-cell/>
          <table:table-cell ns41:value-type="float" table:style-name="TL Data" office:value="2227" office:value-type="float">
            <text:p>2227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2227">
            <text:p>2227</text:p>
          </table:table-cell>
          <table:table-cell ns41:value-type="float" table:style-name="TL Data" office:value="2277" office:value-type="float">
            <text:p>2277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2277">
            <text:p>22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 tot 3 jaar</text:p>
          </table:table-cell>
          <table:table-cell/>
          <table:table-cell ns41:value-type="float" table:style-name="TL Data" office:value="1881" office:value-type="float">
            <text:p>1881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1881">
            <text:p>1881</text:p>
          </table:table-cell>
          <table:table-cell ns41:value-type="float" table:style-name="TL Data" office:value="1902" office:value-type="float">
            <text:p>1902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1902">
            <text:p>19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 tot 4 jaar</text:p>
          </table:table-cell>
          <table:table-cell/>
          <table:table-cell ns41:value-type="float" table:style-name="TL Data" office:value="1819" office:value-type="float">
            <text:p>1819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1819">
            <text:p>1819</text:p>
          </table:table-cell>
          <table:table-cell ns41:value-type="float" table:style-name="TL Data" office:value="1780" office:value-type="float">
            <text:p>1780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1780">
            <text:p>178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 tot 5 jaar</text:p>
          </table:table-cell>
          <table:table-cell/>
          <table:table-cell ns41:value-type="float" table:style-name="TL Data" office:value="1776" office:value-type="float">
            <text:p>1776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1776">
            <text:p>1776</text:p>
          </table:table-cell>
          <table:table-cell ns41:value-type="float" table:style-name="TL Data" office:value="1821" office:value-type="float">
            <text:p>1821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1821">
            <text:p>18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 tot 6 jaar</text:p>
          </table:table-cell>
          <table:table-cell/>
          <table:table-cell ns41:value-type="float" table:style-name="TL Data" office:value="1773" office:value-type="float">
            <text:p>1773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1773">
            <text:p>1773</text:p>
          </table:table-cell>
          <table:table-cell ns41:value-type="float" table:style-name="TL Data" office:value="1754" office:value-type="float">
            <text:p>1754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1754">
            <text:p>175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 tot 8 jaar</text:p>
          </table:table-cell>
          <table:table-cell/>
          <table:table-cell ns41:value-type="float" table:style-name="TL Data" office:value="3148" office:value-type="float">
            <text:p>3148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3148">
            <text:p>3148</text:p>
          </table:table-cell>
          <table:table-cell ns41:value-type="float" table:style-name="TL Data" office:value="3115" office:value-type="float">
            <text:p>3115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3115">
            <text:p>31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 tot 10 jaar</text:p>
          </table:table-cell>
          <table:table-cell/>
          <table:table-cell ns41:value-type="float" table:style-name="TL Data" office:value="3067" office:value-type="float">
            <text:p>3067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3067">
            <text:p>3067</text:p>
          </table:table-cell>
          <table:table-cell ns41:value-type="float" table:style-name="TL Data" office:value="3005" office:value-type="float">
            <text:p>3005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3005">
            <text:p>30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0 tot 12 jaar</text:p>
          </table:table-cell>
          <table:table-cell/>
          <table:table-cell ns41:value-type="float" table:style-name="TL Data" office:value="3007" office:value-type="float">
            <text:p>3007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3007">
            <text:p>3007</text:p>
          </table:table-cell>
          <table:table-cell ns41:value-type="float" table:style-name="TL Data" office:value="2937" office:value-type="float">
            <text:p>2937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2937">
            <text:p>29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2 tot 14 jaar</text:p>
          </table:table-cell>
          <table:table-cell/>
          <table:table-cell ns41:value-type="float" table:style-name="TL Data" office:value="3156" office:value-type="float">
            <text:p>3156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3156">
            <text:p>3156</text:p>
          </table:table-cell>
          <table:table-cell ns41:value-type="float" table:style-name="TL Data" office:value="3055" office:value-type="float">
            <text:p>3055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3055">
            <text:p>30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4 tot 16 jaar</text:p>
          </table:table-cell>
          <table:table-cell/>
          <table:table-cell ns41:value-type="float" table:style-name="TL Data" office:value="3301" office:value-type="float">
            <text:p>3301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3301">
            <text:p>3301</text:p>
          </table:table-cell>
          <table:table-cell ns41:value-type="float" table:style-name="TL Data" office:value="3136" office:value-type="float">
            <text:p>3136</text:p>
          </table:table-cell>
          <table:table-cell table:style-name="TL Data" table:number-columns-repeated="2"/>
          <table:table-cell table:formula="of:=SUM([.G18:.I18])" ns41:value-type="float" table:style-name="TL Data" office:value-type="float" office:value="3136">
            <text:p>313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6 tot 20 jaar</text:p>
          </table:table-cell>
          <table:table-cell/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C19:.E19])" ns41:value-type="float" table:style-name="TL Data" office:value-type="float" office:value="5878">
            <text:p>5878</text:p>
          </table:table-cell>
          <table:table-cell ns41:value-type="float" table:style-name="TL Data" office:value="5743" office:value-type="float">
            <text:p>57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formula="of:=SUM([.G19:.I19])" ns41:value-type="float" table:style-name="TL Data" office:value-type="float" office:value="5802">
            <text:p>58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0 tot 25 jaar</text:p>
          </table:table-cell>
          <table:table-cell/>
          <table:table-cell ns41:value-type="float" table:style-name="TL Data" office:value="5711" office:value-type="float">
            <text:p>571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" office:value-type="float">
            <text:p>5</text:p>
          </table:table-cell>
          <table:table-cell table:formula="of:=SUM([.C20:.E20])" ns41:value-type="float" table:style-name="TL Data" office:value-type="float" office:value="6208">
            <text:p>6208</text:p>
          </table:table-cell>
          <table:table-cell ns41:value-type="float" table:style-name="TL Data" office:value="5140" office:value-type="float">
            <text:p>5140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5" office:value-type="float">
            <text:p>15</text:p>
          </table:table-cell>
          <table:table-cell table:formula="of:=SUM([.G20:.I20])" ns41:value-type="float" table:style-name="TL Data" office:value-type="float" office:value="6196">
            <text:p>61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5 tot 30 jaar</text:p>
          </table:table-cell>
          <table:table-cell/>
          <table:table-cell ns41:value-type="float" table:style-name="TL Data" office:value="3038" office:value-type="float">
            <text:p>3038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C21:.E21])" ns41:value-type="float" table:style-name="TL Data" office:value-type="float" office:value="5060">
            <text:p>5060</text:p>
          </table:table-cell>
          <table:table-cell ns41:value-type="float" table:style-name="TL Data" office:value="2858" office:value-type="float">
            <text:p>2858</text:p>
          </table:table-cell>
          <table:table-cell ns41:value-type="float" table:style-name="TL Data" office:value="2664" office:value-type="float">
            <text:p>2664</text:p>
          </table:table-cell>
          <table:table-cell ns41:value-type="float" table:style-name="TL Data" office:value="67" office:value-type="float">
            <text:p>67</text:p>
          </table:table-cell>
          <table:table-cell table:formula="of:=SUM([.G21:.I21])" ns41:value-type="float" table:style-name="TL Data" office:value-type="float" office:value="5589">
            <text:p>55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0 tot 35 jaar</text:p>
          </table:table-cell>
          <table:table-cell/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73" office:value-type="float">
            <text:p>73</text:p>
          </table:table-cell>
          <table:table-cell table:formula="of:=SUM([.C22:.E22])" ns41:value-type="float" table:style-name="TL Data" office:value-type="float" office:value="4735">
            <text:p>4735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3384" office:value-type="float">
            <text:p>3384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G22:.I22])" ns41:value-type="float" table:style-name="TL Data" office:value-type="float" office:value="5107">
            <text:p>510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5 tot 40 jaar</text:p>
          </table:table-cell>
          <table:table-cell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C23:.E23])" ns41:value-type="float" table:style-name="TL Data" office:value-type="float" office:value="4662">
            <text:p>4662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230" office:value-type="float">
            <text:p>230</text:p>
          </table:table-cell>
          <table:table-cell table:formula="of:=SUM([.G23:.I23])" ns41:value-type="float" table:style-name="TL Data" office:value-type="float" office:value="4767">
            <text:p>476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0 tot 45 jaar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167" office:value-type="float">
            <text:p>3167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C24:.E24])" ns41:value-type="float" table:style-name="TL Data" office:value-type="float" office:value="3907">
            <text:p>3907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146" office:value-type="float">
            <text:p>3146</text:p>
          </table:table-cell>
          <table:table-cell ns41:value-type="float" table:style-name="TL Data" office:value="317" office:value-type="float">
            <text:p>317</text:p>
          </table:table-cell>
          <table:table-cell table:formula="of:=SUM([.G24:.I24])" ns41:value-type="float" table:style-name="TL Data" office:value-type="float" office:value="4224">
            <text:p>422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5 tot 50 jaar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166" office:value-type="float">
            <text:p>166</text:p>
          </table:table-cell>
          <table:table-cell table:formula="of:=SUM([.C25:.E25])" ns41:value-type="float" table:style-name="TL Data" office:value-type="float" office:value="3165">
            <text:p>3165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TL Data" office:value="504" office:value-type="float">
            <text:p>504</text:p>
          </table:table-cell>
          <table:table-cell table:formula="of:=SUM([.G25:.I25])" ns41:value-type="float" table:style-name="TL Data" office:value-type="float" office:value="3694">
            <text:p>3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0 tot 53 jaar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146" office:value-type="float">
            <text:p>146</text:p>
          </table:table-cell>
          <table:table-cell table:formula="of:=SUM([.C26:.E26])" ns41:value-type="float" table:style-name="TL Data" office:value-type="float" office:value="1883">
            <text:p>188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G26:.I26])" ns41:value-type="float" table:style-name="TL Data" office:value-type="float" office:value="2151">
            <text:p>21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3 tot 56 jaar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C27:.E27])" ns41:value-type="float" table:style-name="TL Data" office:value-type="float" office:value="1436">
            <text:p>143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368" office:value-type="float">
            <text:p>368</text:p>
          </table:table-cell>
          <table:table-cell table:formula="of:=SUM([.G27:.I27])" ns41:value-type="float" table:style-name="TL Data" office:value-type="float" office:value="1670">
            <text:p>167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6 tot 59 jaar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19" office:value-type="float">
            <text:p>119</text:p>
          </table:table-cell>
          <table:table-cell table:formula="of:=SUM([.C28:.E28])" ns41:value-type="float" table:style-name="TL Data" office:value-type="float" office:value="1177">
            <text:p>117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419" office:value-type="float">
            <text:p>419</text:p>
          </table:table-cell>
          <table:table-cell table:formula="of:=SUM([.G28:.I28])" ns41:value-type="float" table:style-name="TL Data" office:value-type="float" office:value="1405">
            <text:p>14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9 tot 62 jaar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65" office:value-type="float">
            <text:p>165</text:p>
          </table:table-cell>
          <table:table-cell table:formula="of:=SUM([.C29:.E29])" ns41:value-type="float" table:style-name="TL Data" office:value-type="float" office:value="1139">
            <text:p>113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459" office:value-type="float">
            <text:p>459</text:p>
          </table:table-cell>
          <table:table-cell table:formula="of:=SUM([.G29:.I29])" ns41:value-type="float" table:style-name="TL Data" office:value-type="float" office:value="1320">
            <text:p>132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2 tot 65 jaar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99" office:value-type="float">
            <text:p>199</text:p>
          </table:table-cell>
          <table:table-cell table:formula="of:=SUM([.C30:.E30])" ns41:value-type="float" table:style-name="TL Data" office:value-type="float" office:value="1055">
            <text:p>105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478" office:value-type="float">
            <text:p>478</text:p>
          </table:table-cell>
          <table:table-cell table:formula="of:=SUM([.G30:.I30])" ns41:value-type="float" table:style-name="TL Data" office:value-type="float" office:value="1248">
            <text:p>124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5 tot 67 jaar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C31:.E31])" ns41:value-type="float" table:style-name="TL Data" office:value-type="float" office:value="654">
            <text:p>65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5" office:value-type="float">
            <text:p>345</text:p>
          </table:table-cell>
          <table:table-cell table:formula="of:=SUM([.G31:.I31])" ns41:value-type="float" table:style-name="TL Data" office:value-type="float" office:value="803">
            <text:p>80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7 tot 69 jaar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C32:.E32])" ns41:value-type="float" table:style-name="TL Data" office:value-type="float" office:value="533">
            <text:p>53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12" office:value-type="float">
            <text:p>312</text:p>
          </table:table-cell>
          <table:table-cell table:formula="of:=SUM([.G32:.I32])" ns41:value-type="float" table:style-name="TL Data" office:value-type="float" office:value="674">
            <text:p>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9 tot 71 jaar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57" office:value-type="float">
            <text:p>157</text:p>
          </table:table-cell>
          <table:table-cell table:formula="of:=SUM([.C33:.E33])" ns41:value-type="float" table:style-name="TL Data" office:value-type="float" office:value="553">
            <text:p>55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33" office:value-type="float">
            <text:p>333</text:p>
          </table:table-cell>
          <table:table-cell table:formula="of:=SUM([.G33:.I33])" ns41:value-type="float" table:style-name="TL Data" office:value-type="float" office:value="614">
            <text:p>61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1 tot 73 jaar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C34:.E34])" ns41:value-type="float" table:style-name="TL Data" office:value-type="float" office:value="436">
            <text:p>43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48" office:value-type="float">
            <text:p>248</text:p>
          </table:table-cell>
          <table:table-cell table:formula="of:=SUM([.G34:.I34])" ns41:value-type="float" table:style-name="TL Data" office:value-type="float" office:value="438">
            <text:p>43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3 tot 75 jaar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C35:.E35])" ns41:value-type="float" table:style-name="TL Data" office:value-type="float" office:value="355">
            <text:p>3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00" office:value-type="float">
            <text:p>300</text:p>
          </table:table-cell>
          <table:table-cell table:formula="of:=SUM([.G35:.I35])" ns41:value-type="float" table:style-name="TL Data" office:value-type="float" office:value="474">
            <text:p>4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5 tot 77 jaar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C36:.E36])" ns41:value-type="float" table:style-name="TL Data" office:value-type="float" office:value="316">
            <text:p>3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48" office:value-type="float">
            <text:p>248</text:p>
          </table:table-cell>
          <table:table-cell table:formula="of:=SUM([.G36:.I36])" ns41:value-type="float" table:style-name="TL Data" office:value-type="float" office:value="391">
            <text:p>39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7 tot 79 jaar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5" office:value-type="float">
            <text:p>105</text:p>
          </table:table-cell>
          <table:table-cell table:formula="of:=SUM([.C37:.E37])" ns41:value-type="float" table:style-name="TL Data" office:value-type="float" office:value="240">
            <text:p>24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2" office:value-type="float">
            <text:p>192</text:p>
          </table:table-cell>
          <table:table-cell table:formula="of:=SUM([.G37:.I37])" ns41:value-type="float" table:style-name="TL Data" office:value-type="float" office:value="293">
            <text:p>2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9 tot 81 jaar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2" office:value-type="float">
            <text:p>82</text:p>
          </table:table-cell>
          <table:table-cell table:formula="of:=SUM([.C38:.E38])" ns41:value-type="float" table:style-name="TL Data" office:value-type="float" office:value="180">
            <text:p>18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3" office:value-type="float">
            <text:p>193</text:p>
          </table:table-cell>
          <table:table-cell table:formula="of:=SUM([.G38:.I38])" ns41:value-type="float" table:style-name="TL Data" office:value-type="float" office:value="269">
            <text:p>26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1 tot 83 jaa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2" office:value-type="float">
            <text:p>72</text:p>
          </table:table-cell>
          <table:table-cell table:formula="of:=SUM([.C39:.E39])" ns41:value-type="float" table:style-name="TL Data" office:value-type="float" office:value="134">
            <text:p>1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G39:.I39])" ns41:value-type="float" table:style-name="TL Data" office:value-type="float" office:value="149">
            <text:p>14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3 tot 85 jaa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7" office:value-type="float">
            <text:p>57</text:p>
          </table:table-cell>
          <table:table-cell table:formula="of:=SUM([.C40:.E40])" ns41:value-type="float" table:style-name="TL Data" office:value-type="float" office:value="102">
            <text:p>10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1" office:value-type="float">
            <text:p>81</text:p>
          </table:table-cell>
          <table:table-cell table:formula="of:=SUM([.G40:.I40])" ns41:value-type="float" table:style-name="TL Data" office:value-type="float" office:value="122">
            <text:p>12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5 tot 87 jaar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table:formula="of:=SUM([.C41:.E41])" ns41:value-type="float" table:style-name="TL Data" office:value-type="float" office:value="68">
            <text:p>68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8" office:value-type="float">
            <text:p>58</text:p>
          </table:table-cell>
          <table:table-cell table:formula="of:=SUM([.G41:.I41])" ns41:value-type="float" table:style-name="TL Data" office:value-type="float" office:value="78">
            <text:p>7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7 tot 89 j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C42:.E42])" ns41:value-type="float" table:style-name="TL Data" office:value-type="float" office:value="35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table:formula="of:=SUM([.G42:.I42])" ns41:value-type="float" table:style-name="TL Data" office:value-type="float" office:value="55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9 tot 9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formula="of:=SUM([.C43:.E43])" ns41:value-type="float" table:style-name="TL Data" office:value-type="float" office:value="14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formula="of:=SUM([.G43:.I43])" ns41:value-type="float" table:style-name="TL Data" office:value-type="float" office:value="24">
            <text:p>2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0 tot 91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44:.E44])" ns41:value-type="float" table:style-name="TL Data" office:value-type="float" office:value="8">
            <text:p>8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formula="of:=SUM([.G44:.I44])" ns41:value-type="float" table:style-name="TL Data" office:value-type="float" office:value="18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1 tot 92 jaar</text:p>
          </table:table-cell>
          <table:table-cell/>
          <table:table-cell table:style-name="TL Data"/>
          <table:table-cell table:style-name="TL Data" table:number-columns-repeated="2"/>
          <table:table-cell table:formula="of:=SUM([.C45:.E45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formula="of:=SUM([.G45:.I45])" ns41:value-type="float" table:style-name="TL Data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2 tot 93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6:.E46])" ns41:value-type="float" table:style-name="TL Data" office:value-type="float" office:value="3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formula="of:=SUM([.G46:.I46])" ns41:value-type="float" table:style-name="TL Data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3 tot 94 jaar</text:p>
          </table:table-cell>
          <table:table-cell/>
          <table:table-cell table:style-name="TL Data"/>
          <table:table-cell table:style-name="TL Data" table:number-columns-repeated="2"/>
          <table:table-cell table:formula="of:=SUM([.C47:.E47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formula="of:=SUM([.G47:.I47])" ns41:value-type="float" table:style-name="TL Data" office:value-type="float" office:value="4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4 tot 95 jaa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SUM([.C48:.E48])" ns41:value-type="float" table:style-name="TL Data" office:value-type="float" office:value="5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48:.I48])" ns41:value-type="float" table:style-name="TL Data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5 tot 96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49:.E49])" ns41:value-type="float" table:style-name="TL Data" office:value-type="float" office:value="3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49:.I49])" ns41:value-type="float" table:style-name="TL Data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6 tot 97 jaar</text:p>
          </table:table-cell>
          <table:table-cell/>
          <table:table-cell table:style-name="TL Data"/>
          <table:table-cell table:style-name="TL Data" table:number-columns-repeated="2"/>
          <table:table-cell table:formula="of:=SUM([.C50:.E50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50:.I50])" ns41:value-type="float" table:style-name="TL Data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7 tot 98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C51:.E51])" ns41:value-type="float" table:style-name="TL Data" office:value-type="float" office:value="3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51:.I51])" ns41:value-type="float" table:style-name="TL Data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8 tot 99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2:.E5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SUM([.G52:.I52])" ns41:value-type="float" table:style-name="TL Data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9 tot 100 jaar</text:p>
          </table:table-cell>
          <table:table-cell/>
          <table:table-cell table:style-name="TL Data"/>
          <table:table-cell table:style-name="TL Data" table:number-columns-repeated="2"/>
          <table:table-cell table:formula="of:=SUM([.C53:.E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3:.I53])" ns41:value-type="float" table:style-name="TL Data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00 enz.</text:p>
          </table:table-cell>
          <table:table-cell/>
          <table:table-cell table:style-name="TL Data"/>
          <table:table-cell table:style-name="TL Data" table:number-columns-repeated="2"/>
          <table:table-cell table:formula="of:=SUM([.C54:.E5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4:.I54])" ns41:value-type="float" table:style-name="TL Data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54])" ns41:value-type="float" table:style-name="TL Data" office:value-type="float" office:value="46131">
            <text:p>46131</text:p>
          </table:table-cell>
          <table:table-cell table:formula="of:=SUM([.D8:.D54])" ns41:value-type="float" table:style-name="TL Data" office:value-type="float" office:value="22298">
            <text:p>22298</text:p>
          </table:table-cell>
          <table:table-cell table:formula="of:=SUM([.E8:.E54])" ns41:value-type="float" table:style-name="TL Data" office:value-type="float" office:value="2507">
            <text:p>2507</text:p>
          </table:table-cell>
          <table:table-cell table:formula="of:=SUM([.F8:.F54])" ns41:value-type="float" table:style-name="TL Data" office:value-type="float" office:value="70936">
            <text:p>70936</text:p>
          </table:table-cell>
          <table:table-cell table:formula="of:=SUM([.G8:.G54])" ns41:value-type="float" table:style-name="TL Data" office:value-type="float" office:value="45945">
            <text:p>45945</text:p>
          </table:table-cell>
          <table:table-cell table:formula="of:=SUM([.H8:.H54])" ns41:value-type="float" table:style-name="TL Data" office:value-type="float" office:value="22317">
            <text:p>22317</text:p>
          </table:table-cell>
          <table:table-cell table:formula="of:=SUM([.I8:.I54])" ns41:value-type="float" table:style-name="TL Data" office:value-type="float" office:value="5934">
            <text:p>5934</text:p>
          </table:table-cell>
          <table:table-cell table:formula="of:=SUM([.J8:.J54])" ns41:value-type="float" table:style-name="TL Data" office:value-type="float" office:value="74196">
            <text:p>74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6" table:number-rows-repeated="4">
          <table:table-cell table:style-name="ce17" table:number-columns-repeated="2"/>
          <table:table-cell table:style-name="ce72" table:number-columns-repeated="8"/>
          <table:table-cell table:style-name="ce17" table:number-columns-repeated="6"/>
          <table:table-cell table:number-columns-repeated="1008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